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Japanese_Romanji</text:p>
          </table:table-cell>
          <table:table-cell office:value-type="string">
            <text:p>English</text:p>
          </table:table-cell>
        </table:table-row>
        <table:table-row table:style-name="ro1">
          <table:table-cell table:formula="oooc:=CONCATENATE(&quot;AA&quot;;FIXED(CELL(&quot;row&quot;);0))" office:value-type="string" office:string-value="AA2">
            <text:p>AA2</text:p>
          </table:table-cell>
          <table:table-cell office:value-type="string">
            <text:p>abunai</text:p>
          </table:table-cell>
          <table:table-cell office:value-type="string">
            <text:p>dangerous</text:p>
          </table:table-cell>
        </table:table-row>
        <table:table-row table:style-name="ro1">
          <table:table-cell table:formula="oooc:=CONCATENATE(&quot;AA&quot;;FIXED(CELL(&quot;row&quot;);0))" office:value-type="string" office:string-value="AA3">
            <text:p>AA3</text:p>
          </table:table-cell>
          <table:table-cell office:value-type="string">
            <text:p>ai</text:p>
          </table:table-cell>
          <table:table-cell office:value-type="string">
            <text:p>love</text:p>
          </table:table-cell>
        </table:table-row>
        <table:table-row table:style-name="ro1">
          <table:table-cell table:formula="oooc:=CONCATENATE(&quot;AA&quot;;FIXED(CELL(&quot;row&quot;);0))" office:value-type="string" office:string-value="AA4">
            <text:p>AA4</text:p>
          </table:table-cell>
          <table:table-cell office:value-type="string">
            <text:p>aite</text:p>
          </table:table-cell>
          <table:table-cell office:value-type="string">
            <text:p>opponent</text:p>
          </table:table-cell>
        </table:table-row>
        <table:table-row table:style-name="ro1">
          <table:table-cell table:formula="oooc:=CONCATENATE(&quot;AA&quot;;FIXED(CELL(&quot;row&quot;);0))" office:value-type="string" office:string-value="AA5">
            <text:p>AA5</text:p>
          </table:table-cell>
          <table:table-cell office:value-type="string">
            <text:p>akuma</text:p>
          </table:table-cell>
          <table:table-cell office:value-type="string">
            <text:p>Devil</text:p>
          </table:table-cell>
        </table:table-row>
        <table:table-row table:style-name="ro1">
          <table:table-cell table:formula="oooc:=CONCATENATE(&quot;AA&quot;;FIXED(CELL(&quot;row&quot;);0))" office:value-type="string" office:string-value="AA6">
            <text:p>AA6</text:p>
          </table:table-cell>
          <table:table-cell office:value-type="string">
            <text:p>arigatou</text:p>
          </table:table-cell>
          <table:table-cell office:value-type="string">
            <text:p>Thank you</text:p>
          </table:table-cell>
        </table:table-row>
        <table:table-row table:style-name="ro1">
          <table:table-cell table:formula="oooc:=CONCATENATE(&quot;AA&quot;;FIXED(CELL(&quot;row&quot;);0))" office:value-type="string" office:string-value="AA7">
            <text:p>AA7</text:p>
          </table:table-cell>
          <table:table-cell office:value-type="string">
            <text:p>bakemono</text:p>
          </table:table-cell>
          <table:table-cell office:value-type="string">
            <text:p>monster</text:p>
          </table:table-cell>
        </table:table-row>
        <table:table-row table:style-name="ro1">
          <table:table-cell table:formula="oooc:=CONCATENATE(&quot;AA&quot;;FIXED(CELL(&quot;row&quot;);0))" office:value-type="string" office:string-value="AA8">
            <text:p>AA8</text:p>
          </table:table-cell>
          <table:table-cell office:value-type="string">
            <text:p>dakara</text:p>
          </table:table-cell>
          <table:table-cell office:value-type="string">
            <text:p>because</text:p>
          </table:table-cell>
        </table:table-row>
        <table:table-row table:style-name="ro1">
          <table:table-cell table:formula="oooc:=CONCATENATE(&quot;AA&quot;;FIXED(CELL(&quot;row&quot;);0))" office:value-type="string" office:string-value="AA9">
            <text:p>AA9</text:p>
          </table:table-cell>
          <table:table-cell office:value-type="string">
            <text:p>damaru</text:p>
          </table:table-cell>
          <table:table-cell office:value-type="string">
            <text:p>silent</text:p>
          </table:table-cell>
        </table:table-row>
        <table:table-row table:style-name="ro1">
          <table:table-cell table:formula="oooc:=CONCATENATE(&quot;AA&quot;;FIXED(CELL(&quot;row&quot;);0))" office:value-type="string" office:string-value="AA10">
            <text:p>AA10</text:p>
          </table:table-cell>
          <table:table-cell office:value-type="string">
            <text:p>damasu</text:p>
          </table:table-cell>
          <table:table-cell office:value-type="string">
            <text:p>to deceive</text:p>
          </table:table-cell>
        </table:table-row>
        <table:table-row table:style-name="ro1">
          <table:table-cell table:formula="oooc:=CONCATENATE(&quot;AA&quot;;FIXED(CELL(&quot;row&quot;);0))" office:value-type="string" office:string-value="AA11">
            <text:p>AA11</text:p>
          </table:table-cell>
          <table:table-cell office:value-type="string">
            <text:p>dare</text:p>
          </table:table-cell>
          <table:table-cell office:value-type="string">
            <text:p>who</text:p>
          </table:table-cell>
        </table:table-row>
        <table:table-row table:style-name="ro1">
          <table:table-cell table:formula="oooc:=CONCATENATE(&quot;AA&quot;;FIXED(CELL(&quot;row&quot;);0))" office:value-type="string" office:string-value="AA12">
            <text:p>AA12</text:p>
          </table:table-cell>
          <table:table-cell office:value-type="string">
            <text:p>doko</text:p>
          </table:table-cell>
          <table:table-cell office:value-type="string">
            <text:p>where</text:p>
          </table:table-cell>
        </table:table-row>
        <table:table-row table:style-name="ro1">
          <table:table-cell table:formula="oooc:=CONCATENATE(&quot;AA&quot;;FIXED(CELL(&quot;row&quot;);0))" office:value-type="string" office:string-value="AA13">
            <text:p>AA13</text:p>
          </table:table-cell>
          <table:table-cell office:value-type="string">
            <text:p>ganbatte</text:p>
          </table:table-cell>
          <table:table-cell office:value-type="string">
            <text:p>good luck</text:p>
          </table:table-cell>
        </table:table-row>
        <table:table-row table:style-name="ro1">
          <table:table-cell table:formula="oooc:=CONCATENATE(&quot;AA&quot;;FIXED(CELL(&quot;row&quot;);0))" office:value-type="string" office:string-value="AA14">
            <text:p>AA14</text:p>
          </table:table-cell>
          <table:table-cell office:value-type="string">
            <text:p>gengi</text:p>
          </table:table-cell>
          <table:table-cell office:value-type="string">
            <text:p>cheerful</text:p>
          </table:table-cell>
        </table:table-row>
        <table:table-row table:style-name="ro1">
          <table:table-cell table:formula="oooc:=CONCATENATE(&quot;AA&quot;;FIXED(CELL(&quot;row&quot;);0))" office:value-type="string" office:string-value="AA15">
            <text:p>AA15</text:p>
          </table:table-cell>
          <table:table-cell office:value-type="string">
            <text:p>hai</text:p>
          </table:table-cell>
          <table:table-cell office:value-type="string">
            <text:p>yes</text:p>
          </table:table-cell>
        </table:table-row>
        <table:table-row table:style-name="ro1">
          <table:table-cell table:formula="oooc:=CONCATENATE(&quot;AA&quot;;FIXED(CELL(&quot;row&quot;);0))" office:value-type="string" office:string-value="AA16">
            <text:p>AA16</text:p>
          </table:table-cell>
          <table:table-cell office:value-type="string">
            <text:p>hayai</text:p>
          </table:table-cell>
          <table:table-cell office:value-type="string">
            <text:p>quick</text:p>
          </table:table-cell>
        </table:table-row>
        <table:table-row table:style-name="ro1">
          <table:table-cell table:formula="oooc:=CONCATENATE(&quot;AA&quot;;FIXED(CELL(&quot;row&quot;);0))" office:value-type="string" office:string-value="AA17">
            <text:p>AA17</text:p>
          </table:table-cell>
          <table:table-cell office:value-type="string">
            <text:p>hen</text:p>
          </table:table-cell>
          <table:table-cell office:value-type="string">
            <text:p>strange</text:p>
          </table:table-cell>
        </table:table-row>
        <table:table-row table:style-name="ro1">
          <table:table-cell table:formula="oooc:=CONCATENATE(&quot;AA&quot;;FIXED(CELL(&quot;row&quot;);0))" office:value-type="string" office:string-value="AA18">
            <text:p>AA18</text:p>
          </table:table-cell>
          <table:table-cell office:value-type="string">
            <text:p>hidoi</text:p>
          </table:table-cell>
          <table:table-cell office:value-type="string">
            <text:p>harsh</text:p>
          </table:table-cell>
        </table:table-row>
        <table:table-row table:style-name="ro1">
          <table:table-cell table:formula="oooc:=CONCATENATE(&quot;AA&quot;;FIXED(CELL(&quot;row&quot;);0))" office:value-type="string" office:string-value="AA19">
            <text:p>AA19</text:p>
          </table:table-cell>
          <table:table-cell office:value-type="string">
            <text:p>hime</text:p>
          </table:table-cell>
          <table:table-cell office:value-type="string">
            <text:p>princess</text:p>
          </table:table-cell>
        </table:table-row>
        <table:table-row table:style-name="ro1">
          <table:table-cell table:formula="oooc:=CONCATENATE(&quot;AA&quot;;FIXED(CELL(&quot;row&quot;);0))" office:value-type="string" office:string-value="AA20">
            <text:p>AA20</text:p>
          </table:table-cell>
          <table:table-cell office:value-type="string">
            <text:p>ii</text:p>
          </table:table-cell>
          <table:table-cell office:value-type="string">
            <text:p>good</text:p>
          </table:table-cell>
        </table:table-row>
        <table:table-row table:style-name="ro1">
          <table:table-cell table:formula="oooc:=CONCATENATE(&quot;AA&quot;;FIXED(CELL(&quot;row&quot;);0))" office:value-type="string" office:string-value="AA21">
            <text:p>AA21</text:p>
          </table:table-cell>
          <table:table-cell office:value-type="string">
            <text:p>iku</text:p>
          </table:table-cell>
          <table:table-cell office:value-type="string">
            <text:p>to go</text:p>
          </table:table-cell>
        </table:table-row>
        <table:table-row table:style-name="ro1">
          <table:table-cell table:formula="oooc:=CONCATENATE(&quot;AA&quot;;FIXED(CELL(&quot;row&quot;);0))" office:value-type="string" office:string-value="AA22">
            <text:p>AA22</text:p>
          </table:table-cell>
          <table:table-cell office:value-type="string">
            <text:p>inochi</text:p>
          </table:table-cell>
          <table:table-cell office:value-type="string">
            <text:p>life</text:p>
          </table:table-cell>
        </table:table-row>
        <table:table-row table:style-name="ro1">
          <table:table-cell table:formula="oooc:=CONCATENATE(&quot;AA&quot;;FIXED(CELL(&quot;row&quot;);0))" office:value-type="string" office:string-value="AA23">
            <text:p>AA23</text:p>
          </table:table-cell>
          <table:table-cell office:value-type="string">
            <text:p>itai</text:p>
          </table:table-cell>
          <table:table-cell office:value-type="string">
            <text:p>pain</text:p>
          </table:table-cell>
        </table:table-row>
        <table:table-row table:style-name="ro1">
          <table:table-cell table:formula="oooc:=CONCATENATE(&quot;AA&quot;;FIXED(CELL(&quot;row&quot;);0))" office:value-type="string" office:string-value="AA24">
            <text:p>AA24</text:p>
          </table:table-cell>
          <table:table-cell office:value-type="string">
            <text:p>kami</text:p>
          </table:table-cell>
          <table:table-cell office:value-type="string">
            <text:p>god</text:p>
          </table:table-cell>
        </table:table-row>
        <table:table-row table:style-name="ro1">
          <table:table-cell table:formula="oooc:=CONCATENATE(&quot;AA&quot;;FIXED(CELL(&quot;row&quot;);0))" office:value-type="string" office:string-value="AA25">
            <text:p>AA25</text:p>
          </table:table-cell>
          <table:table-cell office:value-type="string">
            <text:p>kareshi</text:p>
          </table:table-cell>
          <table:table-cell office:value-type="string">
            <text:p>boyfriend</text:p>
          </table:table-cell>
        </table:table-row>
        <table:table-row table:style-name="ro1">
          <table:table-cell table:formula="oooc:=CONCATENATE(&quot;AA&quot;;FIXED(CELL(&quot;row&quot;);0))" office:value-type="string" office:string-value="AA26">
            <text:p>AA26</text:p>
          </table:table-cell>
          <table:table-cell office:value-type="string">
            <text:p>kanojo</text:p>
          </table:table-cell>
          <table:table-cell office:value-type="string">
            <text:p>girlfriend</text:p>
          </table:table-cell>
        </table:table-row>
        <table:table-row table:style-name="ro1">
          <table:table-cell table:formula="oooc:=CONCATENATE(&quot;AA&quot;;FIXED(CELL(&quot;row&quot;);0))" office:value-type="string" office:string-value="AA27">
            <text:p>AA27</text:p>
          </table:table-cell>
          <table:table-cell office:value-type="string">
            <text:p>kawaii</text:p>
          </table:table-cell>
          <table:table-cell office:value-type="string">
            <text:p>cute</text:p>
          </table:table-cell>
        </table:table-row>
        <table:table-row table:style-name="ro1">
          <table:table-cell table:formula="oooc:=CONCATENATE(&quot;AA&quot;;FIXED(CELL(&quot;row&quot;);0))" office:value-type="string" office:string-value="AA28">
            <text:p>AA28</text:p>
          </table:table-cell>
          <table:table-cell office:value-type="string">
            <text:p>kedo</text:p>
          </table:table-cell>
          <table:table-cell office:value-type="string">
            <text:p>but</text:p>
          </table:table-cell>
        </table:table-row>
        <table:table-row table:style-name="ro1">
          <table:table-cell table:formula="oooc:=CONCATENATE(&quot;AA&quot;;FIXED(CELL(&quot;row&quot;);0))" office:value-type="string" office:string-value="AA29">
            <text:p>AA29</text:p>
          </table:table-cell>
          <table:table-cell office:value-type="string">
            <text:p>kega</text:p>
          </table:table-cell>
          <table:table-cell office:value-type="string">
            <text:p>injury</text:p>
          </table:table-cell>
        </table:table-row>
        <table:table-row table:style-name="ro1">
          <table:table-cell table:formula="oooc:=CONCATENATE(&quot;AA&quot;;FIXED(CELL(&quot;row&quot;);0))" office:value-type="string" office:string-value="AA30">
            <text:p>AA30</text:p>
          </table:table-cell>
          <table:table-cell office:value-type="string">
            <text:p>keisatsu</text:p>
          </table:table-cell>
          <table:table-cell office:value-type="string">
            <text:p>police</text:p>
          </table:table-cell>
        </table:table-row>
        <table:table-row table:style-name="ro1">
          <table:table-cell table:formula="oooc:=CONCATENATE(&quot;AA&quot;;FIXED(CELL(&quot;row&quot;);0))" office:value-type="string" office:string-value="AA31">
            <text:p>AA31</text:p>
          </table:table-cell>
          <table:table-cell office:value-type="string">
            <text:p>kokoro</text:p>
          </table:table-cell>
          <table:table-cell office:value-type="string">
            <text:p>heart</text:p>
          </table:table-cell>
        </table:table-row>
        <table:table-row table:style-name="ro1">
          <table:table-cell table:formula="oooc:=CONCATENATE(&quot;AA&quot;;FIXED(CELL(&quot;row&quot;);0))" office:value-type="string" office:string-value="AA32">
            <text:p>AA32</text:p>
          </table:table-cell>
          <table:table-cell office:value-type="string">
            <text:p>korosu</text:p>
          </table:table-cell>
          <table:table-cell office:value-type="string">
            <text:p>to kill</text:p>
          </table:table-cell>
        </table:table-row>
        <table:table-row table:style-name="ro1">
          <table:table-cell table:formula="oooc:=CONCATENATE(&quot;AA&quot;;FIXED(CELL(&quot;row&quot;);0))" office:value-type="string" office:string-value="AA33">
            <text:p>AA33</text:p>
          </table:table-cell>
          <table:table-cell office:value-type="string">
            <text:p>kowai</text:p>
          </table:table-cell>
          <table:table-cell office:value-type="string">
            <text:p>afraid</text:p>
          </table:table-cell>
        </table:table-row>
        <table:table-row table:style-name="ro1">
          <table:table-cell table:formula="oooc:=CONCATENATE(&quot;AA&quot;;FIXED(CELL(&quot;row&quot;);0))" office:value-type="string" office:string-value="AA34">
            <text:p>AA34</text:p>
          </table:table-cell>
          <table:table-cell office:value-type="string">
            <text:p>kuru</text:p>
          </table:table-cell>
          <table:table-cell office:value-type="string">
            <text:p>to come</text:p>
          </table:table-cell>
        </table:table-row>
        <table:table-row table:style-name="ro1">
          <table:table-cell table:formula="oooc:=CONCATENATE(&quot;AA&quot;;FIXED(CELL(&quot;row&quot;);0))" office:value-type="string" office:string-value="AA35">
            <text:p>AA35</text:p>
          </table:table-cell>
          <table:table-cell office:value-type="string">
            <text:p>mahou</text:p>
          </table:table-cell>
          <table:table-cell office:value-type="string">
            <text:p>magic</text:p>
          </table:table-cell>
        </table:table-row>
        <table:table-row table:style-name="ro1">
          <table:table-cell table:formula="oooc:=CONCATENATE(&quot;AA&quot;;FIXED(CELL(&quot;row&quot;);0))" office:value-type="string" office:string-value="AA36">
            <text:p>AA36</text:p>
          </table:table-cell>
          <table:table-cell office:value-type="string">
            <text:p>makeru</text:p>
          </table:table-cell>
          <table:table-cell office:value-type="string">
            <text:p>to lose</text:p>
          </table:table-cell>
        </table:table-row>
        <table:table-row table:style-name="ro1">
          <table:table-cell table:formula="oooc:=CONCATENATE(&quot;AA&quot;;FIXED(CELL(&quot;row&quot;);0))" office:value-type="string" office:string-value="AA37">
            <text:p>AA37</text:p>
          </table:table-cell>
          <table:table-cell office:value-type="string">
            <text:p>mamoru</text:p>
          </table:table-cell>
          <table:table-cell office:value-type="string">
            <text:p>to protect</text:p>
          </table:table-cell>
        </table:table-row>
        <table:table-row table:style-name="ro1">
          <table:table-cell table:formula="oooc:=CONCATENATE(&quot;AA&quot;;FIXED(CELL(&quot;row&quot;);0))" office:value-type="string" office:string-value="AA38">
            <text:p>AA38</text:p>
          </table:table-cell>
          <table:table-cell office:value-type="string">
            <text:p>matsu</text:p>
          </table:table-cell>
          <table:table-cell office:value-type="string">
            <text:p>to wait</text:p>
          </table:table-cell>
        </table:table-row>
        <table:table-row table:style-name="ro1">
          <table:table-cell table:formula="oooc:=CONCATENATE(&quot;AA&quot;;FIXED(CELL(&quot;row&quot;);0))" office:value-type="string" office:string-value="AA39">
            <text:p>AA39</text:p>
          </table:table-cell>
          <table:table-cell office:value-type="string">
            <text:p>miko</text:p>
          </table:table-cell>
          <table:table-cell office:value-type="string">
            <text:p>priestess</text:p>
          </table:table-cell>
        </table:table-row>
        <table:table-row table:style-name="ro1">
          <table:table-cell table:formula="oooc:=CONCATENATE(&quot;AA&quot;;FIXED(CELL(&quot;row&quot;);0))" office:value-type="string" office:string-value="AA40">
            <text:p>AA40</text:p>
          </table:table-cell>
          <table:table-cell office:value-type="string">
            <text:p>mina</text:p>
          </table:table-cell>
          <table:table-cell office:value-type="string">
            <text:p>everyone</text:p>
          </table:table-cell>
        </table:table-row>
        <table:table-row table:style-name="ro1">
          <table:table-cell table:formula="oooc:=CONCATENATE(&quot;AA&quot;;FIXED(CELL(&quot;row&quot;);0))" office:value-type="string" office:string-value="AA41">
            <text:p>AA41</text:p>
          </table:table-cell>
          <table:table-cell office:value-type="string">
            <text:p>mou</text:p>
          </table:table-cell>
          <table:table-cell office:value-type="string">
            <text:p>already</text:p>
          </table:table-cell>
        </table:table-row>
        <table:table-row table:style-name="ro1">
          <table:table-cell table:formula="oooc:=CONCATENATE(&quot;AA&quot;;FIXED(CELL(&quot;row&quot;);0))" office:value-type="string" office:string-value="AA42">
            <text:p>AA42</text:p>
          </table:table-cell>
          <table:table-cell office:value-type="string">
            <text:p>nani</text:p>
          </table:table-cell>
          <table:table-cell office:value-type="string">
            <text:p>what</text:p>
          </table:table-cell>
        </table:table-row>
        <table:table-row table:style-name="ro1">
          <table:table-cell table:formula="oooc:=CONCATENATE(&quot;AA&quot;;FIXED(CELL(&quot;row&quot;);0))" office:value-type="string" office:string-value="AA43">
            <text:p>AA43</text:p>
          </table:table-cell>
          <table:table-cell office:value-type="string">
            <text:p>ningen</text:p>
          </table:table-cell>
          <table:table-cell office:value-type="string">
            <text:p>human</text:p>
          </table:table-cell>
        </table:table-row>
        <table:table-row table:style-name="ro1">
          <table:table-cell table:formula="oooc:=CONCATENATE(&quot;AA&quot;;FIXED(CELL(&quot;row&quot;);0))" office:value-type="string" office:string-value="AA44">
            <text:p>AA44</text:p>
          </table:table-cell>
          <table:table-cell office:value-type="string">
            <text:p>okoru</text:p>
          </table:table-cell>
          <table:table-cell office:value-type="string">
            <text:p>angry</text:p>
          </table:table-cell>
        </table:table-row>
        <table:table-row table:style-name="ro1">
          <table:table-cell table:formula="oooc:=CONCATENATE(&quot;AA&quot;;FIXED(CELL(&quot;row&quot;);0))" office:value-type="string" office:string-value="AA45">
            <text:p>AA45</text:p>
          </table:table-cell>
          <table:table-cell office:value-type="string">
            <text:p>onegai</text:p>
          </table:table-cell>
          <table:table-cell office:value-type="string">
            <text:p>please</text:p>
          </table:table-cell>
        </table:table-row>
        <table:table-row table:style-name="ro1">
          <table:table-cell table:formula="oooc:=CONCATENATE(&quot;AA&quot;;FIXED(CELL(&quot;row&quot;);0))" office:value-type="string" office:string-value="AA46">
            <text:p>AA46</text:p>
          </table:table-cell>
          <table:table-cell office:value-type="string">
            <text:p>sayonara</text:p>
          </table:table-cell>
          <table:table-cell office:value-type="string">
            <text:p>Goodbye</text:p>
          </table:table-cell>
        </table:table-row>
        <table:table-row table:style-name="ro1">
          <table:table-cell table:formula="oooc:=CONCATENATE(&quot;AA&quot;;FIXED(CELL(&quot;row&quot;);0))" office:value-type="string" office:string-value="AA47">
            <text:p>AA47</text:p>
          </table:table-cell>
          <table:table-cell office:value-type="string">
            <text:p>shikashi</text:p>
          </table:table-cell>
          <table:table-cell office:value-type="string">
            <text:p>however</text:p>
          </table:table-cell>
        </table:table-row>
        <table:table-row table:style-name="ro1">
          <table:table-cell table:formula="oooc:=CONCATENATE(&quot;AA&quot;;FIXED(CELL(&quot;row&quot;);0))" office:value-type="string" office:string-value="AA48">
            <text:p>AA48</text:p>
          </table:table-cell>
          <table:table-cell office:value-type="string">
            <text:p>shinjiru</text:p>
          </table:table-cell>
          <table:table-cell office:value-type="string">
            <text:p>to believe</text:p>
          </table:table-cell>
        </table:table-row>
        <table:table-row table:style-name="ro1">
          <table:table-cell table:formula="oooc:=CONCATENATE(&quot;AA&quot;;FIXED(CELL(&quot;row&quot;);0))" office:value-type="string" office:string-value="AA49">
            <text:p>AA49</text:p>
          </table:table-cell>
          <table:table-cell office:value-type="string">
            <text:p>shinu</text:p>
          </table:table-cell>
          <table:table-cell office:value-type="string">
            <text:p>to die</text:p>
          </table:table-cell>
        </table:table-row>
        <table:table-row table:style-name="ro1">
          <table:table-cell table:formula="oooc:=CONCATENATE(&quot;AA&quot;;FIXED(CELL(&quot;row&quot;);0))" office:value-type="string" office:string-value="AA50">
            <text:p>AA50</text:p>
          </table:table-cell>
          <table:table-cell office:value-type="string">
            <text:p>suki</text:p>
          </table:table-cell>
          <table:table-cell office:value-type="string">
            <text:p>affection</text:p>
          </table:table-cell>
        </table:table-row>
        <table:table-row table:style-name="ro1">
          <table:table-cell table:formula="oooc:=CONCATENATE(&quot;AA&quot;;FIXED(CELL(&quot;row&quot;);0))" office:value-type="string" office:string-value="AA51">
            <text:p>AA51</text:p>
          </table:table-cell>
          <table:table-cell office:value-type="string">
            <text:p>suru</text:p>
          </table:table-cell>
          <table:table-cell office:value-type="string">
            <text:p>to do</text:p>
          </table:table-cell>
        </table:table-row>
        <table:table-row table:style-name="ro1">
          <table:table-cell table:formula="oooc:=CONCATENATE(&quot;AA&quot;;FIXED(CELL(&quot;row&quot;);0))" office:value-type="string" office:string-value="AA52">
            <text:p>AA52</text:p>
          </table:table-cell>
          <table:table-cell office:value-type="string">
            <text:p>tasukeru</text:p>
          </table:table-cell>
          <table:table-cell office:value-type="string">
            <text:p>to aid</text:p>
          </table:table-cell>
        </table:table-row>
        <table:table-row table:style-name="ro1">
          <table:table-cell table:formula="oooc:=CONCATENATE(&quot;AA&quot;;FIXED(CELL(&quot;row&quot;);0))" office:value-type="string" office:string-value="AA53">
            <text:p>AA53</text:p>
          </table:table-cell>
          <table:table-cell office:value-type="string">
            <text:p>tatkau</text:p>
          </table:table-cell>
          <table:table-cell office:value-type="string">
            <text:p>to battle</text:p>
          </table:table-cell>
        </table:table-row>
        <table:table-row table:style-name="ro1">
          <table:table-cell table:formula="oooc:=CONCATENATE(&quot;AA&quot;;FIXED(CELL(&quot;row&quot;);0))" office:value-type="string" office:string-value="AA54">
            <text:p>AA54</text:p>
          </table:table-cell>
          <table:table-cell office:value-type="string">
            <text:p>teki</text:p>
          </table:table-cell>
          <table:table-cell office:value-type="string">
            <text:p>enemy</text:p>
          </table:table-cell>
        </table:table-row>
        <table:table-row table:style-name="ro1">
          <table:table-cell table:formula="oooc:=CONCATENATE(&quot;AA&quot;;FIXED(CELL(&quot;row&quot;);0))" office:value-type="string" office:string-value="AA55">
            <text:p>AA55</text:p>
          </table:table-cell>
          <table:table-cell office:value-type="string">
            <text:p>tomodachi</text:p>
          </table:table-cell>
          <table:table-cell office:value-type="string">
            <text:p>friend</text:p>
          </table:table-cell>
        </table:table-row>
        <table:table-row table:style-name="ro1">
          <table:table-cell table:formula="oooc:=CONCATENATE(&quot;AA&quot;;FIXED(CELL(&quot;row&quot;);0))" office:value-type="string" office:string-value="AA56">
            <text:p>AA56</text:p>
          </table:table-cell>
          <table:table-cell office:value-type="string">
            <text:p>unmei</text:p>
          </table:table-cell>
          <table:table-cell office:value-type="string">
            <text:p>fate</text:p>
          </table:table-cell>
        </table:table-row>
        <table:table-row table:style-name="ro1">
          <table:table-cell table:formula="oooc:=CONCATENATE(&quot;AA&quot;;FIXED(CELL(&quot;row&quot;);0))" office:value-type="string" office:string-value="AA57">
            <text:p>AA57</text:p>
          </table:table-cell>
          <table:table-cell office:value-type="string">
            <text:p>uragirimono</text:p>
          </table:table-cell>
          <table:table-cell office:value-type="string">
            <text:p>traitor</text:p>
          </table:table-cell>
        </table:table-row>
        <table:table-row table:style-name="ro1">
          <table:table-cell table:formula="oooc:=CONCATENATE(&quot;AA&quot;;FIXED(CELL(&quot;row&quot;);0))" office:value-type="string" office:string-value="AA58">
            <text:p>AA58</text:p>
          </table:table-cell>
          <table:table-cell office:value-type="string">
            <text:p>ursehii</text:p>
          </table:table-cell>
          <table:table-cell office:value-type="string">
            <text:p>happy</text:p>
          </table:table-cell>
        </table:table-row>
        <table:table-row table:style-name="ro1">
          <table:table-cell table:formula="oooc:=CONCATENATE(&quot;AA&quot;;FIXED(CELL(&quot;row&quot;);0))" office:value-type="string" office:string-value="AA59">
            <text:p>AA59</text:p>
          </table:table-cell>
          <table:table-cell office:value-type="string">
            <text:p>uso</text:p>
          </table:table-cell>
          <table:table-cell office:value-type="string">
            <text:p>a lie</text:p>
          </table:table-cell>
        </table:table-row>
        <table:table-row table:style-name="ro1">
          <table:table-cell table:formula="oooc:=CONCATENATE(&quot;AA&quot;;FIXED(CELL(&quot;row&quot;);0))" office:value-type="string" office:string-value="AA60">
            <text:p>AA60</text:p>
          </table:table-cell>
          <table:table-cell office:value-type="string">
            <text:p>wakaru</text:p>
          </table:table-cell>
          <table:table-cell office:value-type="string">
            <text:p>to understand</text:p>
          </table:table-cell>
        </table:table-row>
        <table:table-row table:style-name="ro1">
          <table:table-cell table:formula="oooc:=CONCATENATE(&quot;AA&quot;;FIXED(CELL(&quot;row&quot;);0))" office:value-type="string" office:string-value="AA61">
            <text:p>AA61</text:p>
          </table:table-cell>
          <table:table-cell office:value-type="string">
            <text:p>watashi</text:p>
          </table:table-cell>
          <table:table-cell office:value-type="string">
            <text:p>I/me</text:p>
          </table:table-cell>
        </table:table-row>
        <table:table-row table:style-name="ro1">
          <table:table-cell table:formula="oooc:=CONCATENATE(&quot;AA&quot;;FIXED(CELL(&quot;row&quot;);0))" office:value-type="string" office:string-value="AA62">
            <text:p>AA62</text:p>
          </table:table-cell>
          <table:table-cell office:value-type="string">
            <text:p>yakusoku</text:p>
          </table:table-cell>
          <table:table-cell office:value-type="string">
            <text:p>promise</text:p>
          </table:table-cell>
        </table:table-row>
        <table:table-row table:style-name="ro1">
          <table:table-cell table:formula="oooc:=CONCATENATE(&quot;AA&quot;;FIXED(CELL(&quot;row&quot;);0))" office:value-type="string" office:string-value="AA63">
            <text:p>AA63</text:p>
          </table:table-cell>
          <table:table-cell office:value-type="string">
            <text:p>yameru</text:p>
          </table:table-cell>
          <table:table-cell office:value-type="string">
            <text:p>to stop</text:p>
          </table:table-cell>
        </table:table-row>
        <table:table-row table:style-name="ro1">
          <table:table-cell table:formula="oooc:=CONCATENATE(&quot;AA&quot;;FIXED(CELL(&quot;row&quot;);0))" office:value-type="string" office:string-value="AA64">
            <text:p>AA64</text:p>
          </table:table-cell>
          <table:table-cell office:value-type="string">
            <text:p>yume</text:p>
          </table:table-cell>
          <table:table-cell office:value-type="string">
            <text:p>dream</text:p>
          </table:table-cell>
        </table:table-row>
        <table:table-row table:style-name="ro1">
          <table:table-cell table:formula="oooc:=CONCATENATE(&quot;AA&quot;;FIXED(CELL(&quot;row&quot;);0))" office:value-type="string" office:string-value="AA65">
            <text:p>AA65</text:p>
          </table:table-cell>
          <table:table-cell office:value-type="string">
            <text:p>zutto</text:p>
          </table:table-cell>
          <table:table-cell office:value-type="string">
            <text:p>alway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3">10/13/2007</text:date>, <text:time>03:3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anne Tuukkanen</meta:initial-creator>
    <meta:creation-date>2007-10-13T03:17:53</meta:creation-date>
    <dc:creator>Janne Tuukkanen</dc:creator>
    <dc:date>2007-10-13T03:36:21</dc:date>
    <dc:language>en-US</dc:language>
    <meta:editing-cycles>4</meta:editing-cycles>
    <meta:editing-duration>PT18M36S</meta:editing-duration>
    <meta:user-defined meta:name="Info 1"/>
    <meta:user-defined meta:name="Info 2"/>
    <meta:user-defined meta:name="Info 3"/>
    <meta:user-defined meta:name="Info 4"/>
    <meta:document-statistic meta:table-count="3" meta:cell-count="195"/>
  </office:meta>
</office:document-meta>
</file>